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officeooo:rsid="000c2f03" officeooo:paragraph-rsid="000c2f03" style:font-size-asian="13pt" style:font-size-complex="13pt"/>
    </style:style>
    <style:style style:name="P2" style:family="paragraph" style:parent-style-name="Standard">
      <style:text-properties officeooo:rsid="000c2f03" officeooo:paragraph-rsid="000c2f03"/>
    </style:style>
    <style:style style:name="P3" style:family="paragraph" style:parent-style-name="Standard">
      <style:text-properties officeooo:rsid="0026804a" officeooo:paragraph-rsid="0026804a"/>
    </style:style>
    <style:style style:name="P4" style:family="paragraph" style:parent-style-name="Standard">
      <style:text-properties officeooo:rsid="000d910f" officeooo:paragraph-rsid="000d910f"/>
    </style:style>
    <style:style style:name="P5" style:family="paragraph" style:parent-style-name="Standard">
      <style:text-properties fo:color="#000000" loext:opacity="100%" officeooo:rsid="001712f8" officeooo:paragraph-rsid="001712f8" fo:background-color="#ffffff"/>
    </style:style>
    <style:style style:name="P6" style:family="paragraph" style:parent-style-name="Standard">
      <style:text-properties officeooo:rsid="00188809" officeooo:paragraph-rsid="00188809"/>
    </style:style>
    <style:style style:name="P7" style:family="paragraph" style:parent-style-name="Standard">
      <style:text-properties fo:color="#000000" loext:opacity="100%" officeooo:rsid="000e23e8" officeooo:paragraph-rsid="000d910f" fo:background-color="#000000"/>
    </style:style>
    <style:style style:name="P8" style:family="paragraph" style:parent-style-name="Standard">
      <style:text-properties fo:color="#000000" loext:opacity="100%" officeooo:rsid="000e23e8" officeooo:paragraph-rsid="000e23e8" fo:background-color="#000000"/>
    </style:style>
    <style:style style:name="P9" style:family="paragraph" style:parent-style-name="Standard">
      <style:text-properties officeooo:rsid="000f2031" officeooo:paragraph-rsid="000f2031"/>
    </style:style>
    <style:style style:name="P10" style:family="paragraph" style:parent-style-name="Standard">
      <style:text-properties officeooo:rsid="000f6582" officeooo:paragraph-rsid="000f6582"/>
    </style:style>
    <style:style style:name="P11" style:family="paragraph" style:parent-style-name="Standard">
      <style:text-properties officeooo:rsid="0010f20e" officeooo:paragraph-rsid="0010f20e"/>
    </style:style>
    <style:style style:name="P12" style:family="paragraph" style:parent-style-name="Standard">
      <style:text-properties officeooo:rsid="0013eb81" officeooo:paragraph-rsid="0013eb81"/>
    </style:style>
    <style:style style:name="P13" style:family="paragraph" style:parent-style-name="Standard">
      <style:text-properties officeooo:rsid="001270b6" officeooo:paragraph-rsid="001270b6"/>
    </style:style>
    <style:style style:name="P14" style:family="paragraph" style:parent-style-name="Standard">
      <style:text-properties officeooo:rsid="00159d88" officeooo:paragraph-rsid="00159d88"/>
    </style:style>
    <style:style style:name="P15" style:family="paragraph" style:parent-style-name="Standard">
      <style:text-properties officeooo:rsid="001acd46" officeooo:paragraph-rsid="001acd46"/>
    </style:style>
    <style:style style:name="P16" style:family="paragraph" style:parent-style-name="Standard">
      <style:text-properties style:text-underline-style="solid" style:text-underline-width="auto" style:text-underline-color="font-color" officeooo:rsid="001acd46" officeooo:paragraph-rsid="001acd46"/>
    </style:style>
    <style:style style:name="P17" style:family="paragraph" style:parent-style-name="Standard">
      <style:text-properties officeooo:rsid="001c8072" officeooo:paragraph-rsid="001c8072"/>
    </style:style>
    <style:style style:name="P18" style:family="paragraph" style:parent-style-name="Standard">
      <style:text-properties officeooo:rsid="001c84d1" officeooo:paragraph-rsid="001c84d1"/>
    </style:style>
    <style:style style:name="P19" style:family="paragraph" style:parent-style-name="Standard">
      <style:text-properties officeooo:rsid="001f18b6" officeooo:paragraph-rsid="001f18b6"/>
    </style:style>
    <style:style style:name="P20" style:family="paragraph" style:parent-style-name="Standard">
      <style:text-properties officeooo:rsid="001de9e7" officeooo:paragraph-rsid="001c84d1"/>
    </style:style>
    <style:style style:name="P21" style:family="paragraph" style:parent-style-name="Standard">
      <style:text-properties fo:font-size="13pt" style:text-underline-style="solid" style:text-underline-width="auto" style:text-underline-color="font-color" officeooo:rsid="0024be5a" officeooo:paragraph-rsid="0024be5a" style:font-size-asian="13pt" style:font-size-complex="13pt"/>
    </style:style>
    <style:style style:name="P22" style:family="paragraph" style:parent-style-name="Standard">
      <style:text-properties officeooo:rsid="0024be5a" officeooo:paragraph-rsid="0024be5a"/>
    </style:style>
    <style:style style:name="P23" style:family="paragraph" style:parent-style-name="Standard">
      <style:text-properties officeooo:rsid="0021f91e" officeooo:paragraph-rsid="001c84d1"/>
    </style:style>
    <style:style style:name="P24" style:family="paragraph" style:parent-style-name="Standard">
      <style:text-properties officeooo:rsid="0021b101" officeooo:paragraph-rsid="0021b101"/>
    </style:style>
    <style:style style:name="P25" style:family="paragraph" style:parent-style-name="Standard">
      <style:text-properties officeooo:rsid="0021f91e" officeooo:paragraph-rsid="0021f91e"/>
    </style:style>
    <style:style style:name="P26" style:family="paragraph" style:parent-style-name="Standard">
      <style:text-properties officeooo:rsid="0022c29b" officeooo:paragraph-rsid="0022c29b"/>
    </style:style>
    <style:style style:name="T1" style:family="text">
      <style:text-properties officeooo:rsid="0025a145"/>
    </style:style>
    <style:style style:name="T2" style:family="text">
      <style:text-properties officeooo:rsid="0024be5a"/>
    </style:style>
    <style:style style:name="T3" style:family="text">
      <style:text-properties officeooo:rsid="000d910f"/>
    </style:style>
    <style:style style:name="T4" style:family="text">
      <style:text-properties officeooo:rsid="0026804a"/>
    </style:style>
    <style:style style:name="T5" style:family="text">
      <style:text-properties officeooo:rsid="002034ac"/>
    </style:style>
    <style:style style:name="T6" style:family="text">
      <style:text-properties officeooo:rsid="00287708"/>
    </style:style>
    <style:style style:name="T7" style:family="text">
      <style:text-properties officeooo:rsid="0019efc2"/>
    </style:style>
    <style:style style:name="T8" style:family="text">
      <style:text-properties officeooo:rsid="000ff32d"/>
    </style:style>
    <style:style style:name="T9" style:family="text">
      <style:text-properties officeooo:rsid="001c8072"/>
    </style:style>
    <style:style style:name="T10" style:family="text">
      <style:text-properties officeooo:rsid="0028b5ab"/>
    </style:style>
    <style:style style:name="T11" style:family="text">
      <style:text-properties officeooo:rsid="0013eb81"/>
    </style:style>
    <style:style style:name="T12" style:family="text">
      <style:text-properties officeooo:rsid="001b5b7b"/>
    </style:style>
    <style:style style:name="T13" style:family="text">
      <style:text-properties officeooo:rsid="001c84d1"/>
    </style:style>
    <style:style style:name="T14" style:family="text">
      <style:text-properties officeooo:rsid="0021b101"/>
    </style:style>
    <style:style style:name="T15" style:family="text">
      <style:text-properties officeooo:rsid="0021f91e"/>
    </style:style>
    <style:style style:name="T16" style:family="text">
      <style:text-properties officeooo:rsid="0022c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able<text:span text:style-name="T2">s</text:span> documents physiques :</text:p>
      <text:p text:style-name="P2"/>
      <text:p text:style-name="P2">→ <text:span text:style-name="T3">Objet du fonds = cidoc </text:span><text:span text:style-name="T4">e</text:span><text:span text:style-name="T3">1 : CRM-entity</text:span></text:p>
      <text:p text:style-name="P3">Identifie un objet du fonds, en tant qu’objet physique</text:p>
      <text:p text:style-name="P4">Un id pour l’identifier = &gt; par ex<text:span text:style-name="T4">emple</text:span> sur un modèle « AN+num de l’image ? »</text:p>
      <text:p text:style-name="P5">Cote auprès de l’entité de conservation contemporaine.</text:p>
      <text:p text:style-name="P4">Un type d’objet, une liste d’autorités selon les objets (photo, négatif …).</text:p>
      <text:p text:style-name="P6">Identification de l’enveloppe ou autre contenant historique.</text:p>
      <text:p text:style-name="P7"/>
      <text:p text:style-name="P8"/>
      <text:p text:style-name="P9">→ Objet côté image et <text:span text:style-name="T5">écrit</text:span> = deux cidoc <text:span text:style-name="T4">e24</text:span> : physical human made thing.</text:p>
      <text:p text:style-name="P9">Chacune de ces tables fait le lien entre le<text:span text:style-name="T6">s</text:span> docu<text:span text:style-name="T6">ments</text:span> et ce qu’ils contiennent.</text:p>
      <text:p text:style-name="P10">Le côté écrit n’utilise que son propre identifiant pour être appelé dans d’autres éléments, le côté image a en plus un lien à l’image « conceptuelle » représentée, <text:span text:style-name="T7">et son id est utilisé pour renvoyer aux altérations de ladite image détectées côté Image de cet objet</text:span>. <text:span text:style-name="T8">Ces deux tables sont liées à l’image par un lien de type « is composed of cidoc p46 ».</text:span></text:p>
      <text:p text:style-name="P10"/>
      <text:p text:style-name="P11">→ Segment = cidoc e53 : place</text:p>
      <text:p text:style-name="P12">Contient les résultats du découpage des côté écrits de l’objet</text:p>
      <text:p text:style-name="P13">Un id pour l’identifier</text:p>
      <text:p text:style-name="P13">Un<text:span text:style-name="T9">e</text:span> foreign key qui renvoie vers l’image qui contient ce segment, lien de type « has section cidoc p59 ».</text:p>
      <text:p text:style-name="P13">Position = coordonnées du segment (<text:span text:style-name="T10">format à discute, bounding box ? Polygone ? Mask ?</text:span>)</text:p>
      <text:p text:style-name="P13">Type = <text:span text:style-name="T10">reprendre SegmOnto</text:span> ? Texte, dessins, tampon…</text:p>
      <text:p text:style-name="P13">Contenu textuel = Le texte extrait</text:p>
      <text:p text:style-name="P13">Méthode d’extraction = documentation de l’extraction des données p<text:span text:style-name="T10">ou</text:span>r les justifier. Potentiellement une table à part <text:span text:style-name="T10">ou une liste d’autorité avec les différentes méthodes d’extractions utilisées dans le cadre du sujet.</text:span></text:p>
      <text:p text:style-name="P13"/>
      <text:p text:style-name="P13">→ <text:span text:style-name="T11">Altération = cidoc </text:span><text:span text:style-name="T4">e</text:span><text:span text:style-name="T11">26 physical feature</text:span></text:p>
      <text:p text:style-name="P12">Contient les modifications volontaires ou non subies par les images.</text:p>
      <text:p text:style-name="P14">Un id pour l’identifier</text:p>
      <text:p text:style-name="P14">Une clé étrangère, un lien de type cidoc p56 : bears feature qui lie l’altération à l’objet sur laquelle elle est.</text:p>
      <text:p text:style-name="P14">Un type d’altération =&gt; potentiellement un liste d’autorité ou un renvoi vers une autre table.</text:p>
      <text:p text:style-name="P14">Si l’on arrive à automatiser la détection des altérations ajouter leurs positions et méthodes d’identification. </text:p>
      <text:p text:style-name="P14"/>
      <text:p text:style-name="P15"/>
      <text:p text:style-name="P16"><text:span text:style-name="T4">Tables i</text:span><text:span text:style-name="T12">nfos images</text:span></text:p>
      <text:p text:style-name="P16"/>
      <text:p text:style-name="P17">→ Image Conceptuelle = cidoc e28 conceptual object</text:p>
      <text:p text:style-name="P17">Contient l’image « conceptuelle », c’est à dire la scène photographiée peu importe son support. </text:p>
      <text:p text:style-name="P17">Un id pour l’identifier</text:p>
      <text:p text:style-name="P17">Une foreign key qui renvoie vers l’évènement représenté dans l’image, permet de rapprocher plusieurs représentations du même évènement.</text:p>
      <text:p text:style-name="P17">Caption qui décrit l’image → <text:span text:style-name="T10">potentiellement à intégrer dans une autre table pour documenter sa génération.</text:span></text:p>
      <text:p text:style-name="P17"/>
      <text:p text:style-name="P17">→ <text:span text:style-name="T10">Evenements </text:span><text:span text:style-name="T13">= </text:span></text:p>
      <text:p text:style-name="P18">Contient des événements représentés sur des images.</text:p>
      <text:p text:style-name="P18">Un id pour l’identifier</text:p>
      <text:p text:style-name="P18"><text:soft-page-break/>Un lieu</text:p>
      <text:p text:style-name="P18">Une date</text:p>
      <text:p text:style-name="P18">Un phrase d’explication. </text:p>
      <text:p text:style-name="P19">Un renvoi wikidata ?</text:p>
      <text:p text:style-name="P20">Une méthode d’identification ?</text:p>
      <text:p text:style-name="P20"/>
      <text:p text:style-name="P21">Tables des journaux</text:p>
      <text:p text:style-name="P22"/>
      <text:p text:style-name="P20">→ <text:span text:style-name="T14">Lien journalImageConcept </text:span></text:p>
      <text:p text:style-name="P23">Fait le lien entre un segment et l’image qu’il contient, s’il en contient une</text:p>
      <text:p text:style-name="P24">Un id pour l’identifier</text:p>
      <text:p text:style-name="P24">Une clé étrangère qui renvoie vers l’image conceptuelle représentée</text:p>
      <text:p text:style-name="P24">Une clé étrangère qui renvoie vers les retouches subies par la photographie</text:p>
      <text:p text:style-name="P24"><text:span text:style-name="T10">P</text:span>otentiellement quelque chose pour identifier la manière dont l’image est arrivée au journal (<text:span text:style-name="T10">une liste d’intermédiaires/méthodes possibles?)</text:span>?</text:p>
      <text:p text:style-name="P24"/>
      <text:p text:style-name="P24">→ <text:span text:style-name="T15">Segment</text:span></text:p>
      <text:p text:style-name="P25">Un segment extrait d’une page de journal</text:p>
      <text:p text:style-name="P25">Une clé primaire pour l’identifier</text:p>
      <text:p text:style-name="P25">Une clé étrangère qui renvoie vers la page contenant le segment</text:p>
      <text:p text:style-name="P25">Des coordonnées, dans un format à définir <text:span text:style-name="T10">(BB ? Polygones ? Masks?)</text:span></text:p>
      <text:p text:style-name="P25">Une méthode d’acquisition =&gt; peut être un référentiel de méthodes ?</text:p>
      <text:p text:style-name="P25">Un type image ou texte</text:p>
      <text:p text:style-name="P25">Un renvoi vers le lien à l’image s’il s’agit d’une image.</text:p>
      <text:p text:style-name="P25"/>
      <text:p text:style-name="P25">→ LienSegments</text:p>
      <text:p text:style-name="P25">Les liens entre plusieurs segments</text:p>
      <text:p text:style-name="P25"><text:span text:style-name="T10">U</text:span>ne clé primaire pour identifier le lien</text:p>
      <text:p text:style-name="P25">Une clé étrangère qui renvoit vers un premier segment</text:p>
      <text:p text:style-name="P25">Une clé étrangère qui renvoit vers un deuxième segments</text:p>
      <text:p text:style-name="P25">un type de lien (à normaliser, pour l’instant juste image-légende mais à voir si on voudra en ajouter d’autres)</text:p>
      <text:p text:style-name="P25">Une méthode d’acquisition, comme précédemment, peut être un référentiel de méthodes.</text:p>
      <text:p text:style-name="P25"/>
      <text:p text:style-name="P25">→ <text:span text:style-name="T16">Transcription</text:span></text:p>
      <text:p text:style-name="P26">La transcription OCR d’un segments</text:p>
      <text:p text:style-name="P26">Une clé primaire pour l’identifier</text:p>
      <text:p text:style-name="P26">Une clé étrangère pour le segment correspondant</text:p>
      <text:p text:style-name="P26">un contenu textuel</text:p>
      <text:p text:style-name="P26">Encore une fois une méthode d’acquisition.</text:p>
      <text:p text:style-name="P26"/>
      <text:p text:style-name="P26">→ PageDejournal</text:p>
      <text:p text:style-name="P26">La page d’un journal</text:p>
      <text:p text:style-name="P26">Une clé primaire pour identifier</text:p>
      <text:p text:style-name="P26">Une clé étrangère qui renvoie vers le journal</text:p>
      <text:p text:style-name="P26">une renvoi vers un manifeste IIIF avec les metadonnées de l’image ? A voir selon ce qu’on a comme serveurs fonctionnels. Alternativement contenir le manifeste en local ?</text:p>
      <text:p text:style-name="P26">Le numéro de la page</text:p>
      <text:p text:style-name="P26"/>
      <text:p text:style-name="P26">→ Numero de journal</text:p>
      <text:p text:style-name="P26">Un numero d’un journal = ex : excelsior du 15 septembre 1922</text:p>
      <text:p text:style-name="P26">Un id unique</text:p>
      <text:p text:style-name="P26"><text:soft-page-break/>Le nom du journal (excelsior, daily miror…)</text:p>
      <text:p text:style-name="P26">La Date du numéro</text:p>
      <text:p text:style-name="P26">Mentionner la région s’il s’agit d’une édition locale ? Et si disponible, et si récupérable facilement</text:p>
      <text:p text:style-name="P26">Un identifiant ark, utilisé pour le scrapping, donc disponible en principe. 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1:39:20.482310300</meta:creation-date>
    <dc:date>2025-09-03T17:25:34.729095900</dc:date>
    <meta:editing-duration>PT2H26M24S</meta:editing-duration>
    <meta:editing-cycles>28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79" meta:word-count="750" meta:character-count="4564" meta:non-whitespace-character-count="3887"/>
  </office:meta>
</office:document-meta>
</file>